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3a7961" officeooo:paragraph-rsid="003a7961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3a7961" officeooo:paragraph-rsid="003e53dd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3b3e10" officeooo:paragraph-rsid="003b3e10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3a7961" officeooo:paragraph-rsid="003a7961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3b3e10" officeooo:paragraph-rsid="003e53dd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3a7961" officeooo:paragraph-rsid="003e53dd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434218" officeooo:paragraph-rsid="00434218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3a7961" officeooo:paragraph-rsid="003a7961" style:font-size-asian="15pt" style:font-weight-asian="bold" style:font-size-complex="15pt" style:font-weight-complex="bold"/>
    </style:style>
    <style:style style:name="T1" style:family="text">
      <style:text-properties officeooo:rsid="003b3e10"/>
    </style:style>
    <style:style style:name="T2" style:family="text">
      <style:text-properties officeooo:rsid="003c2ef6"/>
    </style:style>
    <style:style style:name="T3" style:family="text">
      <style:text-properties officeooo:rsid="003fc6ef"/>
    </style:style>
    <style:style style:name="T4" style:family="text">
      <style:text-properties officeooo:rsid="00434218"/>
    </style:style>
    <style:style style:name="T5" style:family="text">
      <style:text-properties officeooo:rsid="003a79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 Assignment</text:p>
      <text:p text:style-name="P4"/>
      <text:p text:style-name="P1">The goal is to make a <text:span text:style-name="T3">film</text:span> collector app.</text:p>
      <text:p text:style-name="P2"/>
      <text:p text:style-name="P7">App user should be able to create collection of movies, with additional info about them, as well as making reviews. <text:span text:style-name="T5">The app should have an authentication and a possibility to register new users. It should be possible to manage entries and users, so the app will have two different types of users with different permissions. </text:span></text:p>
      <text:p text:style-name="P2"/>
      <text:p text:style-name="P5">The DB management role will be admin‘s responsibility. Admin will be also able to add new entries, such as new films, new actors etc. <text:span text:style-name="T4">Admin can also delete such entries, including users and/or their reviews. Admin can grant admin permissions to normal user or take them away.</text:span></text:p>
      <text:p text:style-name="P1"/>
      <text:p text:style-name="P3">The normal user will have an opportunity to <text:span text:style-name="T2">search for films by different genres, view them and add his/her review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972in" fo:page-height="11.4165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20:57:51.618028236</meta:creation-date>
    <dc:date>2019-01-06T21:24:30.050243493</dc:date>
    <meta:editing-duration>PT2H22M6S</meta:editing-duration>
    <meta:editing-cycles>43</meta:editing-cycles>
    <meta:generator>LibreOffice/6.0.4.2$Linux_X86_64 LibreOffice_project/00m0$Build-2</meta:generator>
    <meta:document-statistic meta:table-count="0" meta:image-count="0" meta:object-count="0" meta:page-count="1" meta:paragraph-count="5" meta:word-count="133" meta:character-count="769" meta:non-whitespace-character-count="640"/>
  </office:meta>
</office:document-meta>
</file>